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6.05cm" fo:min-width="11.4cm"/>
    </style:style>
    <style:style style:name="gr2" style:family="graphic" style:parent-style-name="standard">
      <style:graphic-properties draw:stroke="none" svg:stroke-color="#000000" draw:fill="none" draw:fill-color="#ffffff" fo:min-height="1.404cm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4" style:family="graphic" style:parent-style-name="standard">
      <style:graphic-properties draw:stroke="none" svg:stroke-color="#000000" draw:fill="none" draw:fill-color="#ffffff" fo:min-height="0.704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2.894cm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2.258cm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2.54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3.178cm"/>
    </style:style>
    <style:style style:name="gr12" style:family="graphic" style:parent-style-name="standard">
      <style:graphic-properties draw:textarea-horizontal-align="justify" draw:textarea-vertical-align="middle" draw:auto-grow-height="false" fo:min-height="0.67cm" fo:min-width="1.764cm"/>
    </style:style>
    <style:style style:name="gr13" style:family="graphic" style:parent-style-name="standard">
      <style:graphic-properties draw:textarea-horizontal-align="justify" draw:textarea-vertical-align="middle" draw:auto-grow-height="false" fo:min-height="0.812cm" fo:min-width="2.612cm"/>
    </style:style>
    <style:style style:name="gr14" style:family="graphic" style:parent-style-name="standard">
      <style:graphic-properties draw:textarea-horizontal-align="justify" draw:textarea-vertical-align="middle" draw:auto-grow-height="false" fo:min-height="0.458cm" fo:min-width="0.35cm"/>
    </style:style>
    <style:style style:name="gr15" style:family="graphic" style:parent-style-name="standard">
      <style:graphic-properties draw:fill="none" draw:textarea-vertical-align="middle" draw:auto-grow-height="false" fo:min-height="1.64cm" fo:min-width="1.39cm"/>
    </style:style>
    <style:style style:name="gr16" style:family="graphic" style:parent-style-name="standard">
      <style:graphic-properties draw:stroke="none" svg:stroke-color="#000000" draw:fill="none" draw:fill-color="#ffffff" fo:min-height="0.95cm"/>
    </style:style>
    <style:style style:name="gr17" style:family="graphic" style:parent-style-name="standard">
      <style:graphic-properties draw:textarea-horizontal-align="justify" draw:textarea-vertical-align="middle" draw:auto-grow-height="false" fo:min-height="0.316cm" fo:min-width="0.278cm"/>
    </style:style>
    <style:style style:name="gr18" style:family="graphic" style:parent-style-name="standard">
      <style:graphic-properties draw:stroke="none" svg:stroke-color="#000000" draw:fill="none" draw:fill-color="#ffffff" fo:min-height="1.407cm"/>
    </style:style>
    <style:style style:name="gr19" style:family="graphic" style:parent-style-name="standard">
      <style:graphic-properties draw:textarea-horizontal-align="justify" draw:textarea-vertical-align="middle" draw:auto-grow-height="false" fo:min-height="0.67cm" fo:min-width="2.966cm"/>
    </style:style>
    <style:style style:name="gr20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2" style:family="graphic" style:parent-style-name="standard">
      <style:graphic-properties draw:stroke="none" svg:stroke-color="#000000" draw:fill="none" draw:fill-color="#ffffff" fo:min-height="1.45cm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9cm" svg:height="16.3cm" svg:x="4.5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cm" svg:height="1.657cm" svg:x="7.6cm" svg:y="5.543cm">
          <draw:text-box>
            <text:p><text:s/>Interface sur une page web</text:p>
          </draw:text-box>
        </draw:frame>
        <draw:custom-shape draw:style-name="gr3" draw:text-style-name="P3" xml:id="id5" draw:id="id5" draw:layer="layout" svg:width="1.3cm" svg:height="1.2cm" svg:x="1.8cm" svg:y="13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2" draw:layer="layout" svg:width="3.4cm" svg:height="0.954cm" svg:x="1cm" svg:y="15.2cm">
          <draw:text-box>
            <text:p>Internaute</text:p>
          </draw:text-box>
        </draw:frame>
        <draw:custom-shape draw:style-name="gr5" draw:text-style-name="P3" xml:id="id2" draw:id="id2" draw:layer="layout" svg:width="4.8cm" svg:height="1.4cm" svg:x="7cm" svg:y="8.1cm">
          <text:p text:style-name="P3">Interag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3.9cm" svg:height="1.5cm" svg:x="6cm" svg:y="10.3cm">
          <text:p text:style-name="P3">Définir catégor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4.3cm" svg:height="1.5cm" svg:x="10.5cm" svg:y="10.3cm">
          <text:p text:style-name="P3">Ajout diver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7.95cm" svg:y1="10.3cm" svg:x2="9.4cm" svg:y2="9.5cm" draw:start-shape="id1" draw:start-glue-point="4" draw:end-shape="id2" draw:end-glue-point="8" svg:d="M7950 10300l1450-800" svg:viewBox="0 0 1451 801">
          <text:p text:style-name="P3"><text:span text:style-name="T1">«extends»</text:span></text:p>
        </draw:connector>
        <draw:connector draw:style-name="gr8" draw:text-style-name="P5" draw:layer="layout" draw:type="line" svg:x1="12.65cm" svg:y1="10.3cm" svg:x2="9.4cm" svg:y2="9.5cm" draw:start-shape="id3" draw:start-glue-point="4" draw:end-shape="id2" draw:end-glue-point="8" svg:d="M12650 10300l-3250-800" svg:viewBox="0 0 3251 801">
          <text:p text:style-name="P3"><text:span text:style-name="T1">«extends»</text:span></text:p>
        </draw:connector>
        <draw:custom-shape draw:style-name="gr9" draw:text-style-name="P3" xml:id="id4" draw:id="id4" draw:layer="layout" svg:width="2.7cm" svg:height="1.2cm" svg:x="17.3cm" svg:y="7.4cm">
          <text:p text:style-name="P3">« acteur »</text:p>
          <text:p text:style-name="P3">Analyseur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1.8cm" svg:y1="8.8cm" svg:x2="17.3cm" svg:y2="8cm" draw:start-shape="id2" draw:start-glue-point="10" draw:end-shape="id4" svg:d="M11800 8800l5500-800" svg:viewBox="0 0 5501 801">
          <text:p/>
        </draw:connector>
        <draw:connector draw:style-name="gr10" draw:text-style-name="P4" draw:layer="layout" draw:type="line" svg:x1="3.1cm" svg:y1="14.3cm" svg:x2="7cm" svg:y2="8.8cm" draw:start-shape="id5" draw:start-glue-point="10" draw:end-shape="id2" draw:end-glue-point="6" svg:d="M3100 14300l3900-5500" svg:viewBox="0 0 3901 5501">
          <text:p/>
        </draw:connector>
        <draw:custom-shape draw:style-name="gr11" draw:text-style-name="P3" xml:id="id6" draw:id="id6" draw:layer="layout" svg:width="5.2cm" svg:height="1.5cm" svg:x="6.4cm" svg:y="13cm">
          <text:p text:style-name="P3">Ajout commentai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3.2cm" svg:height="1.3cm" svg:x="12.3cm" svg:y="13cm">
          <text:p text:style-name="P3">Ajout l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9cm" svg:y1="13cm" svg:x2="12.65cm" svg:y2="11.8cm" draw:start-shape="id6" draw:start-glue-point="4" draw:end-shape="id3" draw:end-glue-point="8" svg:d="M9000 13000l3650-1200" svg:viewBox="0 0 3651 1201">
          <text:p text:style-name="P3"><text:span text:style-name="T1">«extends»</text:span></text:p>
        </draw:connector>
        <draw:connector draw:style-name="gr8" draw:text-style-name="P4" draw:layer="layout" draw:type="line" svg:x1="13.9cm" svg:y1="13cm" svg:x2="12.65cm" svg:y2="11.8cm" draw:start-shape="id7" draw:start-glue-point="4" draw:end-shape="id3" draw:end-glue-point="8" svg:d="M13900 13000l-1250-1200" svg:viewBox="0 0 1251 1201">
          <text:p text:style-name="P3"><text:span text:style-name="T1">«extends»</text:span></text:p>
        </draw:connector>
        <draw:custom-shape draw:style-name="gr13" draw:text-style-name="P3" xml:id="id8" draw:id="id8" draw:layer="layout" svg:width="4.4cm" svg:height="1.5cm" svg:x="7.9cm" svg:y="16.8cm">
          <text:p text:style-name="P3">Signa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3.1cm" svg:y1="14.3cm" svg:x2="7.9cm" svg:y2="17.55cm" draw:start-shape="id5" draw:start-glue-point="10" draw:end-shape="id8" draw:end-glue-point="6" svg:d="M3100 14300l4800 3250" svg:viewBox="0 0 4801 3251">
          <text:p/>
        </draw:connector>
        <draw:custom-shape draw:style-name="gr14" draw:text-style-name="P3" draw:layer="layout" svg:width="1.2cm" svg:height="1cm" svg:x="17.7cm" svg:y="15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4" xml:id="id9" draw:id="id9" draw:layer="layout" svg:width="2.1cm" svg:height="2.1cm" svg:x="17.2cm" svg:y="14.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4.6cm" svg:height="1.2cm" svg:x="16cm" svg:y="17.4cm">
          <draw:text-box>
            <text:p>Administrateur</text:p>
          </draw:text-box>
        </draw:frame>
        <draw:connector draw:style-name="gr10" draw:text-style-name="P4" draw:layer="layout" draw:type="line" svg:x1="17.2cm" svg:y1="15.95cm" svg:x2="12.3cm" svg:y2="17.55cm" draw:start-shape="id9" draw:start-glue-point="5" draw:end-shape="id8" draw:end-glue-point="10" svg:d="M17200 15950l-4900 1600" svg:viewBox="0 0 4901 1601">
          <text:p/>
        </draw:connector>
      </draw:page>
      <draw:page draw:name="page2" draw:style-name="dp1" draw:master-page-name="Standard">
        <draw:frame draw:style-name="gr4" draw:text-style-name="P2" draw:layer="layout" svg:width="4.9cm" svg:height="0.954cm" svg:x="7.8cm" svg:y="4.3cm">
          <draw:text-box>
            <text:p>Site Web</text:p>
          </draw:text-box>
        </draw:frame>
        <draw:custom-shape draw:style-name="gr1" draw:text-style-name="P1" draw:layer="layout" svg:width="11.9cm" svg:height="16.3cm" svg:x="4.7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4.8cm" svg:height="1.4cm" svg:x="7.2cm" svg:y="6.8cm">
          <text:p text:style-name="P3">Rechercher pag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0" draw:id="id10" draw:layer="layout" svg:width="3.9cm" svg:height="1.5cm" svg:x="5cm" svg:y="9.2cm">
          <text:p text:style-name="P3">Recherche</text:p>
          <text:p text:style-name="P3">dans l’ar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2" draw:id="id12" draw:layer="layout" svg:width="4.3cm" svg:height="1.5cm" svg:x="10.6cm" svg:y="9.2cm">
          <text:p text:style-name="P3">Recherche par mots clef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95cm" svg:y1="9.2cm" svg:x2="9.6cm" svg:y2="8.2cm" draw:start-shape="id10" draw:start-glue-point="4" draw:end-shape="id11" draw:end-glue-point="8" svg:d="M6950 9200l2650-1000" svg:viewBox="0 0 2651 1001">
          <text:p text:style-name="P3"><text:span text:style-name="T1">«extends»</text:span></text:p>
        </draw:connector>
        <draw:connector draw:style-name="gr8" draw:text-style-name="P5" draw:layer="layout" draw:type="line" svg:x1="12.75cm" svg:y1="9.2cm" svg:x2="9.6cm" svg:y2="8.2cm" draw:start-shape="id12" draw:start-glue-point="4" draw:end-shape="id11" draw:end-glue-point="8" svg:d="M12750 9200l-3150-1000" svg:viewBox="0 0 3151 1001">
          <text:p text:style-name="P3"><text:span text:style-name="T1">«extends»</text:span></text:p>
        </draw:connector>
        <draw:custom-shape draw:style-name="gr11" draw:text-style-name="P3" xml:id="id13" draw:id="id13" draw:layer="layout" svg:width="5.2cm" svg:height="1.5cm" svg:x="6.2cm" svg:y="11.8cm">
          <text:p text:style-name="P3">Par critè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4" draw:id="id14" draw:layer="layout" svg:width="3.2cm" svg:height="1.3cm" svg:x="11.9cm" svg:y="11.9cm">
          <text:p text:style-name="P3">Par catégor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8.8cm" svg:y1="11.8cm" svg:x2="12.75cm" svg:y2="10.7cm" draw:start-shape="id13" draw:start-glue-point="4" draw:end-shape="id12" draw:end-glue-point="8" svg:d="M8800 11800l3950-1100" svg:viewBox="0 0 3951 1101">
          <text:p text:style-name="P3"><text:span text:style-name="T1">extends</text:span></text:p>
        </draw:connector>
        <draw:connector draw:style-name="gr8" draw:text-style-name="P4" draw:layer="layout" draw:type="line" svg:x1="13.5cm" svg:y1="11.9cm" svg:x2="12.75cm" svg:y2="10.7cm" draw:start-shape="id14" draw:start-glue-point="4" draw:end-shape="id12" draw:end-glue-point="8" svg:d="M13500 11900l-750-1200" svg:viewBox="0 0 751 1201">
          <text:p text:style-name="P3"><text:span text:style-name="T1">extends</text:span></text:p>
        </draw:connector>
        <draw:custom-shape draw:style-name="gr17" draw:text-style-name="P3" xml:id="id15" draw:id="id15" draw:layer="layout" svg:width="1.1cm" svg:height="0.8cm" svg:x="1.5cm" svg:y="11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" draw:text-style-name="P2" draw:layer="layout" svg:width="3.5cm" svg:height="1.657cm" svg:x="0.9cm" svg:y="12.8cm">
          <draw:text-box>
            <text:p>Internaute</text:p>
          </draw:text-box>
        </draw:frame>
        <draw:connector draw:style-name="gr10" draw:text-style-name="P4" draw:layer="layout" draw:type="line" svg:x1="2.6cm" svg:y1="11.9cm" svg:x2="7.2cm" svg:y2="7.5cm" draw:start-shape="id15" draw:start-glue-point="10" draw:end-shape="id11" svg:d="M2600 11900l4600-4400" svg:viewBox="0 0 4601 4401">
          <text:p/>
        </draw:connector>
        <draw:custom-shape draw:style-name="gr19" draw:text-style-name="P3" xml:id="id19" draw:id="id19" draw:layer="layout" svg:width="4.9cm" svg:height="1.3cm" svg:x="7.2cm" svg:y="17.1cm">
          <text:p text:style-name="P3">Modifier <text:s/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6" draw:id="id16" draw:layer="layout" svg:width="4.4cm" svg:height="1.5cm" svg:x="7.4cm" svg:y="14.4cm">
          <text:p text:style-name="P3">Signaler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2.6cm" svg:y1="11.9cm" svg:x2="7.4cm" svg:y2="15.15cm" draw:start-shape="id15" draw:start-glue-point="10" draw:end-shape="id16" draw:end-glue-point="6" svg:d="M2600 11900l4800 3250" svg:viewBox="0 0 4801 3251">
          <text:p/>
        </draw:connector>
        <draw:custom-shape draw:style-name="gr14" draw:text-style-name="P3" draw:layer="layout" svg:width="1.2cm" svg:height="1cm" svg:x="17.5cm" svg:y="11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4" xml:id="id17" draw:id="id17" draw:layer="layout" svg:width="2.1cm" svg:height="2.1cm" svg:x="17.1cm" svg:y="11.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type="line" svg:x1="11.8cm" svg:y1="15.15cm" svg:x2="17.1cm" svg:y2="12.15cm" draw:start-shape="id16" draw:start-glue-point="10" draw:end-shape="id17" draw:end-glue-point="5" svg:d="M11800 15150l5300-3000" svg:viewBox="0 0 5301 3001">
          <text:p/>
        </draw:connector>
        <draw:custom-shape draw:style-name="gr9" draw:text-style-name="P3" xml:id="id20" draw:id="id20" draw:layer="layout" svg:width="2.7cm" svg:height="1.2cm" svg:x="16.9cm" svg:y="16.5cm">
          <text:p text:style-name="P3">« acteur »</text:p>
          <text:p text:style-name="P3">Analyseur</text:p>
          <draw:enhanced-geometry svg:viewBox="0 0 21600 21600" draw:type="rectangle" draw:enhanced-path="M 0 0 L 21600 0 21600 21600 0 21600 0 0 Z N"/>
        </draw:custom-shape>
        <draw:custom-shape draw:style-name="gr20" draw:text-style-name="P3" xml:id="id18" draw:id="id18" draw:layer="layout" svg:width="1cm" svg:height="1cm" svg:x="2cm" svg:y="16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1" draw:text-style-name="P2" draw:layer="layout" svg:width="0.502cm" svg:height="1.187cm" svg:x="3.5cm" svg:y="19.2cm">
          <draw:text-box>
            <text:p/>
          </draw:text-box>
        </draw:frame>
        <draw:frame draw:style-name="gr22" draw:text-style-name="P2" draw:layer="layout" svg:width="4.1cm" svg:height="1.7cm" svg:x="0.8cm" svg:y="18cm">
          <draw:text-box>
            <text:p>Internaute « privilégié »</text:p>
          </draw:text-box>
        </draw:frame>
        <draw:connector draw:style-name="gr10" draw:text-style-name="P4" draw:layer="layout" draw:type="line" svg:x1="3cm" svg:y1="17.2cm" svg:x2="7.2cm" svg:y2="17.75cm" draw:start-shape="id18" draw:start-glue-point="10" draw:end-shape="id19" draw:end-glue-point="6" svg:d="M3000 17200l4200 550" svg:viewBox="0 0 4201 551">
          <text:p/>
        </draw:connector>
        <draw:connector draw:style-name="gr10" draw:text-style-name="P4" draw:layer="layout" draw:type="line" svg:x1="12.1cm" svg:y1="17.75cm" svg:x2="16.9cm" svg:y2="17.1cm" draw:start-shape="id19" draw:start-glue-point="10" draw:end-shape="id20" draw:end-glue-point="3" svg:d="M12100 17750l4800-650" svg:viewBox="0 0 4801 651">
          <text:p/>
        </draw:connector>
        <draw:frame draw:style-name="gr23" draw:text-style-name="P2" draw:layer="layout" svg:width="4.7cm" svg:height="1cm" svg:x="16cm" svg:y="13.4cm">
          <draw:text-box>
            <text:p>administrateu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5:24:20.602000000</meta:creation-date>
    <dc:date>2017-09-17T20:33:25.269000000</dc:date>
    <meta:editing-duration>PT1H34M22S</meta:editing-duration>
    <meta:editing-cycles>6</meta:editing-cycles>
    <meta:generator>LibreOffice/5.3.3.2$Windows_x86 LibreOffice_project/3d9a8b4b4e538a85e0782bd6c2d430bafe583448</meta:generator>
    <meta:document-statistic meta:object-count="49"/>
  </office:meta>
</office:document-meta>
</file>